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31096c" officeooo:paragraph-rsid="006ab9d7"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674c48" officeooo:paragraph-rsid="005cfd1e" style:font-name-asian="Nimbus Mono L"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officeooo:paragraph-rsid="00083d4b"/>
    </style:style>
    <style:style style:name="P13" style:family="paragraph" style:parent-style-name="Preformatted_20_Text">
      <style:text-properties officeooo:paragraph-rsid="00678b4c"/>
    </style:style>
    <style:style style:name="P14" style:family="paragraph" style:parent-style-name="Preformatted_20_Text">
      <style:text-properties officeooo:paragraph-rsid="0063c17d"/>
    </style:style>
    <style:style style:name="P15" style:family="paragraph" style:parent-style-name="Preformatted_20_Text">
      <style:text-properties officeooo:paragraph-rsid="006058f6"/>
    </style:style>
    <style:style style:name="P16" style:family="paragraph" style:parent-style-name="Preformatted_20_Text">
      <style:text-properties officeooo:paragraph-rsid="006ab9d7"/>
    </style:style>
    <style:style style:name="P17" style:family="paragraph" style:parent-style-name="Preformatted_20_Text">
      <style:text-properties officeooo:paragraph-rsid="007361f9"/>
    </style:style>
    <style:style style:name="P1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9" style:family="paragraph" style:parent-style-name="Preformatted_20_Text">
      <style:text-properties style:font-name="Liberation Sans" fo:font-size="12pt" fo:font-style="normal" style:text-underline-style="none" officeooo:rsid="00697aa2" officeooo:paragraph-rsid="0063c17d" style:font-name-asian="Nimbus Mono L" style:font-size-asian="12pt" style:font-style-asian="normal" style:font-name-complex="Liberation Mono" style:font-size-complex="12pt" style:font-style-complex="normal"/>
    </style:style>
    <style:style style:name="P20" style:family="paragraph" style:parent-style-name="Preformatted_20_Text">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P21" style:family="paragraph" style:parent-style-name="Preformatted_20_Text">
      <style:text-properties style:font-name="Liberation Sans" fo:font-size="12pt" fo:font-style="normal" style:text-underline-style="none" officeooo:rsid="00083d4b" officeooo:paragraph-rsid="007361f9" style:font-size-asian="12pt" style:font-style-asian="normal" style:font-size-complex="12pt" style:font-style-complex="normal"/>
    </style:style>
    <style:style style:name="P22" style:family="paragraph" style:parent-style-name="Preformatted_20_Text">
      <style:text-properties officeooo:paragraph-rsid="007600c8"/>
    </style:style>
    <style:style style:name="P23" style:family="paragraph" style:parent-style-name="Preformatted_20_Text">
      <style:text-properties officeooo:paragraph-rsid="0076d730"/>
    </style:style>
    <style:style style:name="P24" style:family="paragraph" style:parent-style-name="Preformatted_20_Text">
      <style:text-properties officeooo:paragraph-rsid="0079e99d"/>
    </style:style>
    <style:style style:name="P25" style:family="paragraph" style:parent-style-name="Preformatted_20_Text">
      <style:text-properties officeooo:paragraph-rsid="007361f9"/>
    </style:style>
    <style:style style:name="P26" style:family="paragraph" style:parent-style-name="Preformatted_20_Text">
      <style:text-properties officeooo:rsid="0079e99d" officeooo:paragraph-rsid="0079e99d"/>
    </style:style>
    <style:style style:name="P27" style:family="paragraph" style:parent-style-name="Preformatted_20_Text" style:master-page-name="">
      <loext:graphic-properties draw:fill="none"/>
      <style:paragraph-properties fo:margin-left="2.499cm" fo:margin-right="0cm" fo:margin-top="0cm" fo:margin-bottom="0cm" loext:contextual-spacing="false" fo:text-indent="0cm" style:auto-text-indent="false" style:page-number="auto" fo:background-color="transparent"/>
      <style:text-properties officeooo:paragraph-rsid="007600c8"/>
    </style:style>
    <style:style style:name="P28"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text-properties officeooo:paragraph-rsid="007600c8"/>
    </style:style>
    <style:style style:name="P29" style:family="paragraph" style:parent-style-name="Preformatted_20_Text">
      <style:paragraph-properties fo:break-before="page"/>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T1" style:family="text">
      <style:text-properties officeooo:rsid="000dd66a"/>
    </style:style>
    <style:style style:name="T2" style:family="text">
      <style:text-properties fo:font-variant="normal" fo:text-transform="none" fo:color="#000000" style:font-name="Liberation Serif" fo:font-size="12pt" fo:letter-spacing="normal" fo:font-style="italic" style:text-underline-style="none" fo:font-weight="normal" officeooo:rsid="0045ab15"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202020" style:font-name="apple-system" fo:font-size="10.5pt" fo:letter-spacing="normal" fo:font-style="normal" style:text-underline-style="none" fo:font-weight="bold" officeooo:rsid="0066ff64" style:font-name-asian="Nimbus Mono L" style:font-size-asian="12pt" style:font-style-asian="normal" style:font-weight-asian="bold" style:font-name-complex="Liberation Mono" style:font-size-complex="12pt" style:font-style-complex="normal" style:font-weight-complex="bold"/>
    </style:style>
    <style:style style:name="T4" style:family="text">
      <style:text-properties style:font-name="Liberation Sans" fo:font-size="12pt" fo:font-style="normal" style:text-underline-style="none" style:font-size-asian="12pt" style:font-style-asian="normal" style:font-size-complex="12pt" style:font-style-complex="normal"/>
    </style:style>
    <style:style style:name="T5"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6"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7"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8"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9"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0"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1"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2"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3"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4" style:family="text">
      <style:text-properties style:font-name="Liberation Sans" fo:font-size="12pt" fo:font-style="normal" style:text-underline-style="none" officeooo:rsid="007361f9" style:font-size-asian="12pt" style:font-style-asian="normal" style:font-size-complex="12pt" style:font-style-complex="normal"/>
    </style:style>
    <style:style style:name="T15" style:family="text">
      <style:text-properties style:font-name="Liberation Sans" fo:font-size="12pt" fo:font-style="normal" style:text-underline-style="none" officeooo:rsid="0079e99d" style:font-size-asian="12pt" style:font-style-asian="normal" style:font-size-complex="12pt" style:font-style-complex="normal"/>
    </style:style>
    <style:style style:name="T16" style:family="text">
      <style:text-properties style:font-name="Liberation Sans" fo:font-size="12pt" fo:font-style="normal" style:text-underline-style="none" officeooo:rsid="007ac5c8" style:font-size-asian="12pt" style:font-style-asian="normal" style:font-size-complex="12pt" style:font-style-complex="normal"/>
    </style:style>
    <style:style style:name="T17"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7fe95"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c5bdd"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f7c7f"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70fb76"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773001"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79e99d"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fo:font-weight="normal" officeooo:rsid="006f7c7f" style:font-name-asian="Nimbus Mono L" style:font-size-asian="12pt" style:font-style-asian="normal" style:font-weight-asian="normal" style:font-name-complex="Liberation Mono" style:font-size-complex="12pt" style:font-style-complex="normal" style:font-weight-complex="normal"/>
    </style:style>
    <style:style style:name="T44" style:family="text">
      <style:text-properties style:font-name="Liberation Sans" fo:font-size="12pt" fo:font-style="normal" style:text-underline-style="none" fo:font-weight="normal" officeooo:rsid="00678b4c" style:font-name-asian="Nimbus Mono L" style:font-size-asian="12pt" style:font-style-asian="normal" style:font-weight-asian="normal" style:font-name-complex="Liberation Mono" style:font-size-complex="12pt" style:font-style-complex="normal" style:font-weight-complex="normal"/>
    </style:style>
    <style:style style:name="T45" style:family="text">
      <style:text-properties style:font-name="Liberation Sans" fo:font-size="12pt" fo:font-style="normal" style:text-underline-style="none" fo:font-weight="normal" officeooo:rsid="0076d730" style:font-name-asian="Nimbus Mono L" style:font-size-asian="12pt" style:font-style-asian="normal" style:font-weight-asian="normal" style:font-name-complex="Liberation Mono" style:font-size-complex="12pt" style:font-style-complex="normal" style:font-weight-complex="normal"/>
    </style:style>
    <style:style style:name="T46" style:family="text">
      <style:text-properties style:font-name="Liberation Sans" fo:font-size="16pt" fo:font-weight="bold" officeooo:rsid="001b99ac" style:font-size-asian="16pt" style:font-weight-asian="bold" style:font-size-complex="16pt" style:font-weight-complex="bold"/>
    </style:style>
    <style:style style:name="T47" style:family="text">
      <style:text-properties style:font-name="Liberation Sans" fo:font-size="16pt" fo:font-weight="bold" officeooo:rsid="000dd66a" style:font-size-asian="16pt" style:font-weight-asian="bold" style:font-size-complex="16pt" style:font-weight-complex="bold"/>
    </style:style>
    <style:style style:name="T48" style:family="text">
      <style:text-properties style:font-name="Liberation Sans" fo:font-size="16pt" fo:font-weight="bold" officeooo:rsid="00745cee" style:font-name-asian="Nimbus Mono L" style:font-size-asian="16pt" style:font-weight-asian="bold" style:font-name-complex="Liberation Mono" style:font-size-complex="16pt" style:font-weight-complex="bold"/>
    </style:style>
    <style:style style:name="T49" style:family="text">
      <style:text-properties officeooo:rsid="00697aa2"/>
    </style:style>
    <style:style style:name="T50" style:family="text">
      <style:text-properties officeooo:rsid="0079e9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ayers for our World and the Church</text:p>
      <text:p text:style-name="P12"><text:span text:style-name="T48">1st</text:span><text:span text:style-name="T46"> </text:span><text:span text:style-name="T48">August</text:span><text:span text:style-name="T46"> 20</text:span><text:span text:style-name="T47">21</text:span></text:p>
      <text:p text:style-name="P22"><text:span text:style-name="T3">Psalms 50:14‭-‬15</text:span></text:p>
      <text:p text:style-name="P27"><text:span text:style-name="T2">Offer to God a sacrifice of thanksgiving</text:span></text:p>
      <text:p text:style-name="P28"><text:span text:style-name="T2">And pay your vows to the Most High;</text:span></text:p>
      <text:p text:style-name="P28"><text:span text:style-name="T2">Call upon Me in the day of trouble;</text:span></text:p>
      <text:p text:style-name="P28"><text:span text:style-name="T2">I shall rescue you, and you will honor Me.”</text:span></text:p>
      <text:p text:style-name="P11"/>
      <text:p text:style-name="P6">Thanks to God</text:p>
      <text:p text:style-name="P23"><text:span text:style-name="T33">O Lord our God, </text:span><text:span text:style-name="T6">we thank </text:span><text:span text:style-name="T5">You </text:span><text:span text:style-name="T6">that </text:span><text:span text:style-name="T10">You </text:span><text:span text:style-name="T22">are </text:span><text:span text:style-name="T38">the God of All Creation</text:span><text:span text:style-name="T33">. You are the </text:span><text:span text:style-name="T38">worthy </text:span><text:span text:style-name="T33">King </text:span><text:span text:style-name="T38">to Whom we bring our sacrifice of praise and thanksgiving today.</text:span><text:span text:style-name="T34"> </text:span><text:span text:style-name="T23">We thank You </text:span><text:span text:style-name="T38">that You have built Your church to be Your dwelling place forever. </text:span><text:span text:style-name="T39">W</text:span><text:span text:style-name="T38">e live and breathe by Your </text:span><text:span text:style-name="T39">abundant </text:span><text:span text:style-name="T38">Sustaining Word, and </text:span><text:span text:style-name="T39">You have </text:span><text:span text:style-name="T38">clothe</text:span><text:span text:style-name="T39">d</text:span><text:span text:style-name="T38"> Your priests with salvation</text:span><text:span text:style-name="T20">. </text:span><text:span text:style-name="T39">W</text:span><text:span text:style-name="T26">e thank You that </text:span><text:span text:style-name="T39">whatever our circumstances we can express our joyful thanks to You</text:span><text:span text:style-name="T26">.</text:span></text:p>
      <text:p text:style-name="P10"/>
      <text:p text:style-name="P13"><text:span text:style-name="T26">We </text:span><text:span text:style-name="T34">admit</text:span><text:span text:style-name="T26"> that </text:span><text:span text:style-name="T39">because of Adam’s fall, </text:span><text:span text:style-name="T26">we are weak, prone to sin and that we had turned our back on You. We </text:span><text:span text:style-name="T20">thank You that You sent Jesus to </text:span><text:span text:style-name="T23">save us</text:span><text:span text:style-name="T20">. </text:span><text:span text:style-name="T39">You have opened the Way for us to be restored, as we will shortly commemorate in the Lord’s Supper, a foretaste of the great Marraige Feast of the Lamb foretold in the Revelation to John.</text:span></text:p>
      <text:p text:style-name="P1"/>
      <text:p text:style-name="P13"><text:span text:style-name="T43">W</text:span><text:span text:style-name="T44">e thank You </text:span><text:span text:style-name="T45">for Jesus’ promise to never leave us nor forsake us</text:span><text:span text:style-name="T44"> </text:span><text:span text:style-name="T45">and </text:span><text:span text:style-name="T44">that You </text:span><text:span text:style-name="T45">sent the Holy Spirit to </text:span><text:span text:style-name="T44">lead and guide us, so that we </text:span><text:span text:style-name="T45">will </text:span><text:span text:style-name="T43">grow in grace and Christ-likeness day by day</text:span><text:span text:style-name="T44">.</text:span></text:p>
      <text:p text:style-name="P4"/>
      <text:p text:style-name="P5">The Wide World</text:p>
      <text:p text:style-name="P13"><text:span text:style-name="T40">As the Covi19 virus remains the most prominent news item of our time, w</text:span><text:span text:style-name="T27">e continue to pray </text:span><text:span text:style-name="T40">for its containment </text:span><text:span text:style-name="T27">both here in Victoria and interstate, </text:span><text:span text:style-name="T28">and thank You that there are still </text:span><text:span text:style-name="T39">so few</text:span><text:span text:style-name="T28"> fatalities, </text:span><text:span text:style-name="T40">especially compared to last year</text:span><text:span text:style-name="T28">. We pray </text:span><text:span text:style-name="T35">for other States to be able to control the</text:span><text:span text:style-name="T40">ir</text:span><text:span text:style-name="T35"> outbreaks and for </text:span><text:span text:style-name="T39">our leaders to apply Godly wisdom in all their deliberations</text:span><text:span text:style-name="T27">. </text:span><text:span text:style-name="T39">We pray that </text:span><text:span text:style-name="T40">the full range of</text:span><text:span text:style-name="T39"> medical treatments would be </text:span><text:span text:style-name="T40">available throughout our land to provide for maximum relief.</text:span></text:p>
      <text:p text:style-name="P2"/>
      <text:p text:style-name="P14"><text:span text:style-name="T24">We </text:span><text:span text:style-name="T28">also </text:span><text:span text:style-name="T24">continue to pray for </text:span><text:span text:style-name="T28">o</text:span><text:span text:style-name="T24">the</text:span><text:span text:style-name="T28">r</text:span><text:span text:style-name="T24"> nation</text:span><text:span text:style-name="T28">s.</text:span><text:span text:style-name="T24"> </text:span><text:span text:style-name="T35">We give thanks for improvements in</text:span><text:span text:style-name="T24"> </text:span><text:span text:style-name="T35">the situation in </text:span><text:span text:style-name="T24">India, </text:span><text:span text:style-name="T35">but pray for Indonesia and nations in South America, </text:span><text:span text:style-name="T24">where the virus </text:span><text:span text:style-name="T35">continues to spread</text:span><text:span text:style-name="T24">. We pray for the </text:span><text:span text:style-name="T35">various</text:span><text:span text:style-name="T24"> governments as they seek to keep their health systems functioning. We pray </text:span><text:span text:style-name="T29">for</text:span><text:span text:style-name="T24"> </text:span><text:span text:style-name="T28">those affected, and the families of those who have died.</text:span></text:p>
      <text:p text:style-name="P19"/>
      <text:p text:style-name="P9">...<text:span text:style-name="T1"> a</text:span>nd <text:span text:style-name="T49">in </text:span>the wider Church</text:p>
      <text:p text:style-name="P15"><text:span text:style-name="T9">W</text:span><text:span text:style-name="T11">e </text:span><text:span text:style-name="T24">bring before</text:span><text:span text:style-name="T11"> </text:span><text:span text:style-name="T24">You the work of </text:span><text:span text:style-name="T29">Your church, </text:span><text:span text:style-name="T41">and pray that Your people everywhere may be ready to give a gracious answer to those who ask about the hope we have in You</text:span><text:span text:style-name="T29">. We pray, </text:span><text:span text:style-name="T41">as we confront this “day of trouble”, that</text:span><text:span text:style-name="T29"> You would grant grace, sustain the work of ministry </text:span><text:span text:style-name="T35">even </text:span><text:span text:style-name="T41">if</text:span><text:span text:style-name="T35"> pastors and leaders are taken </text:span><text:span text:style-name="T41">by the virus</text:span><text:span text:style-name="T35">, </text:span><text:span text:style-name="T29">and work all things to achieve Your purposes.</text:span></text:p>
      <text:p text:style-name="P8"/>
      <text:p text:style-name="P7">Ashburton</text:p>
      <text:p text:style-name="P16"><text:span text:style-name="T31">Here in Ashburton </text:span><text:span text:style-name="T30">w</text:span><text:span text:style-name="T29">e thank You </text:span><text:span text:style-name="T36">that </text:span><text:span text:style-name="T41">You have sustained us with so little impact from the virus. We thank You for the excellent medical facilities available around us here. We pray for </text:span><text:span text:style-name="T36">the work of Revitalization, and </text:span><text:span text:style-name="T41">thank You for the Board of Investment and Finance decision to</text:span><text:span text:style-name="T36"> </text:span><text:span text:style-name="T41">appoint our Board’s recommended</text:span><text:span text:style-name="T36"> selling agent and pray for continued wisdom as we proceed through the steps necessary to conclude the sale of the manse.</text:span></text:p>
      <text:p text:style-name="P3"/>
      <text:p text:style-name="P17"><text:span text:style-name="T21">We pray for </text:span><text:span text:style-name="T18">ourselves in the service of the Kingdom. </text:span><text:span text:style-name="T41">Now that we are able to meet again, w</text:span><text:span text:style-name="T18">e pray that our fellowship </text:span><text:span text:style-name="T41">would</text:span><text:span text:style-name="T18"> grow stronger </text:span><text:span text:style-name="T25">each</text:span><text:span text:style-name="T21"> week</text:span><text:span text:style-name="T18">, </text:span><text:span text:style-name="T36">and that we increase in our care and prayer for each other</text:span><text:span text:style-name="T25">.</text:span><text:span text:style-name="T13"> </text:span><text:span text:style-name="T14">As w</text:span><text:span text:style-name="T13">e </text:span><text:span text:style-name="T14">do so, we </text:span><text:span text:style-name="T41">thank You for the progress made byMargaret, </text:span><text:span text:style-name="T13"><text:s/>Barbara, </text:span><text:span text:style-name="T36">Diane and </text:span><text:span text:style-name="T13">Shiun </text:span><text:span text:style-name="T14">as they continue to recover</text:span><text:span text:style-name="T13">.</text:span></text:p>
      <text:p text:style-name="P20"/>
      <text:p text:style-name="P29"/>
      <text:p text:style-name="P24"><text:span text:style-name="T41">W</text:span><text:span text:style-name="T8">e pray for </text:span><text:span text:style-name="T41">Barry</text:span><text:span text:style-name="T8"> as he preach</text:span><text:span text:style-name="T17">es Your Word, </text:span><text:span text:style-name="T19">and w</text:span><text:span text:style-name="T17">e pray for our own understanding as we listen. </text:span><text:span text:style-name="T41">We know that we do not </text:span><text:span text:style-name="T42">l</text:span><text:span text:style-name="T41">ive by bread alone but by every Word that comes from You</text:span><text:span text:style-name="T17">. </text:span><text:span text:style-name="T42">Guide Barry by Your Holy Spirit to ensure that He brings us Your living Word.</text:span></text:p>
      <text:p text:style-name="P24"><text:span text:style-name="T42"/></text:p>
      <text:p text:style-name="P24"><text:span text:style-name="T21">H</text:span><text:span text:style-name="T37">elp us to see in</text:span><text:span text:style-name="T18"> Your Word </text:span><text:span text:style-name="T37">that You are the God of real people who lived in a particular place and time</text:span><text:span text:style-name="T18">. </text:span><text:span text:style-name="T25">May we </text:span><text:span text:style-name="T37">see the God of Heaven Who is near and Who </text:span><text:span text:style-name="T42">rescues</text:span><text:span text:style-name="T37"> His people</text:span><text:span text:style-name="T32">, so that we</text:span><text:span text:style-name="T25"> </text:span><text:span text:style-name="T42">may bring You honour both here and in this community -</text:span><text:span text:style-name="T25"> </text:span><text:span text:style-name="T32">everywhere we go</text:span><text:span text:style-name="T25">.</text:span><text:span text:style-name="T5"> </text:span></text:p>
      <text:p text:style-name="P24"><text:span text:style-name="T5"/></text:p>
      <text:p text:style-name="P24"><text:span text:style-name="T7">In Jesus </text:span><text:span text:style-name="T13">Precious</text:span><text:span text:style-name="T7"> Name </text:span><text:span text:style-name="T12">we pray </text:span><text:span text:style-name="T13">all these things</text:span><text:span text:style-name="T7">,</text:span><text:span text:style-name="T5"> Amen.</text:span></text:p>
      <text:p text:style-name="P21"/>
      <text:p text:style-name="P17"><text:span text:style-name="T15">We come now to sing a further prayer to “Revive Your Church, O Lord” and as we sing the managers will take up the offering. For those participating online, there are links available via our website for direct bank transfers.</text:span></text:p>
      <text:p text:style-name="P17"><text:span text:style-name="T15"/></text:p>
      <text:p text:style-name="P17"><text:span text:style-name="T15"/></text:p>
      <text:p text:style-name="P17"><text:span text:style-name="T15"/></text:p>
      <text:p text:style-name="P26"><text:span text:style-name="T4">Prayer for the Offering</text:span></text:p>
      <text:p text:style-name="P26"><text:span text:style-name="T4"/></text:p>
      <text:p text:style-name="P24"><text:span text:style-name="T15">Let us </text:span><text:span text:style-name="T42">p</text:span><text:span text:style-name="T15">ray.</text:span></text:p>
      <text:p text:style-name="P24"><text:span text:style-name="T15"/></text:p>
      <text:p text:style-name="P26"><text:span text:style-name="T4">O Lord, we thank You that as we receive so abundantly, beyond what we could ask or imagine, we could never out-give You. But we bring joyfully out of all that You have blessed us with these our offerings for the work of Your Kingdom. Grant wisdom to those administering these funds and diligence in applying them to their designated purposes.</text:span></text:p>
      <text:p text:style-name="P26"><text:span text:style-name="T4"/></text:p>
      <text:p text:style-name="P24"><text:span text:style-name="T15">In Jesus Na</text:span><text:span text:style-name="T42">me we pray</text:span><text:span text:style-name="T15">, Amen.</text:span></text:p>
      <text:p text:style-name="P24"><text:span text:style-name="T15"/></text:p>
      <text:p text:style-name="P26"><text:span text:style-name="T15">C</text:span><text:span text:style-name="T4">allum will now </text:span><text:span text:style-name="T16">bring us the second reading from Nehemia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7-31T22:14:44.703846909</dc:date>
    <meta:editing-duration>PT4H20M22S</meta:editing-duration>
    <meta:editing-cycles>53</meta:editing-cycles>
    <meta:generator>LibreOffice/6.4.7.2$Linux_X86_64 LibreOffice_project/40$Build-2</meta:generator>
    <meta:print-date>2021-01-30T16:02:32.952449610</meta:print-date>
    <meta:document-statistic meta:table-count="0" meta:image-count="0" meta:object-count="0" meta:page-count="2" meta:paragraph-count="28" meta:word-count="836" meta:character-count="4444" meta:non-whitespace-character-count="3638"/>
  </office:meta>
</office:document-meta>
</file>